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94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3.5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ration no.</text:p>
          </table:table-cell>
          <table:table-cell office:value-type="string" calcext:value-type="string">
            <text:p>2^(-i)</text:p>
          </table:table-cell>
          <table:table-cell office:value-type="string" calcext:value-type="string">
            <text:p>Atan value</text:p>
          </table:table-cell>
          <table:table-cell/>
          <table:table-cell table:style-name="ce2" office:value-type="string" calcext:value-type="string">
            <text:p>Degrees</text:p>
          </table:table-cell>
          <table:table-cell office:value-type="string" calcext:value-type="string">
            <text:p>Atanh value</text:p>
          </table:table-cell>
          <table:table-cell office:value-type="string" calcext:value-type="string">
            <text:p>shift by 8</text:p>
          </table:table-cell>
          <table:table-cell office:value-type="string" calcext:value-type="string">
            <text:p>binary represent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(-[.A2])" office:value-type="float" office:value="1" calcext:value-type="float">
            <text:p>1</text:p>
          </table:table-cell>
          <table:table-cell table:style-name="ce1" table:formula="of:=ATAN([.B2])" office:value-type="float" office:value="0.785398163397448" calcext:value-type="float">
            <text:p>0.7853981634</text:p>
          </table:table-cell>
          <table:table-cell office:value-type="string" calcext:value-type="string">
            <text:p>0000 0000 0000 0000 110010010000111111011010</text:p>
          </table:table-cell>
          <table:table-cell table:formula="of:=[.C2]*180/3.14159265359" office:value-type="float" office:value="44.999999999997" calcext:value-type="float">
            <text:p>45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0111 1111 1111 1111 1111 1111 1111 1111 1111 1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(-[.A3])" office:value-type="float" office:value="0.5" calcext:value-type="float">
            <text:p>0.5</text:p>
          </table:table-cell>
          <table:table-cell table:formula="of:=ATAN([.B3])" office:value-type="float" office:value="0.463647609000806" calcext:value-type="float">
            <text:p>0.463647609</text:p>
          </table:table-cell>
          <table:table-cell office:value-type="string" calcext:value-type="string">
            <text:p>0000 0000 0000 0000 011101101011000110011100</text:p>
          </table:table-cell>
          <table:table-cell table:formula="of:=[.C3]*180/3.14159265359" office:value-type="float" office:value="26.5650511770762" calcext:value-type="float">
            <text:p>26.5650511771</text:p>
          </table:table-cell>
          <table:table-cell office:value-type="float" office:value="31.4729" calcext:value-type="float">
            <text:p>31.4729</text:p>
          </table:table-cell>
          <table:table-cell table:formula="of:=[.F3]*256" office:value-type="float" office:value="8057.0624" calcext:value-type="float">
            <text:p>8057.0624</text:p>
          </table:table-cell>
          <table:table-cell office:value-type="string" calcext:value-type="string">
            <text:p>0001 1111 0111 1001 0000 1111 1111 1001 0111 0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(-[.A4])" office:value-type="float" office:value="0.25" calcext:value-type="float">
            <text:p>0.25</text:p>
          </table:table-cell>
          <table:table-cell table:formula="of:=ATAN([.B4])" office:value-type="float" office:value="0.244978663126864" calcext:value-type="float">
            <text:p>0.2449786631</text:p>
          </table:table-cell>
          <table:table-cell office:value-type="string" calcext:value-type="string">
            <text:p>0001 0000 0000 0000 001111101011011011101011</text:p>
          </table:table-cell>
          <table:table-cell table:formula="of:=[.C4]*180/3.14159265359" office:value-type="float" office:value="14.0362434679256" calcext:value-type="float">
            <text:p>14.0362434679</text:p>
          </table:table-cell>
          <table:table-cell office:value-type="float" office:value="14.6341" calcext:value-type="float">
            <text:p>14.6341</text:p>
          </table:table-cell>
          <table:table-cell table:formula="of:=[.F4]*256" office:value-type="float" office:value="3746.3296" calcext:value-type="float">
            <text:p>3746.3296</text:p>
          </table:table-cell>
          <table:table-cell office:value-type="string" calcext:value-type="string">
            <text:p>0000 1110 1010 0010 0101 0100 0110 0000 1010 10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(-[.A5])" office:value-type="float" office:value="0.125" calcext:value-type="float">
            <text:p>0.125</text:p>
          </table:table-cell>
          <table:table-cell table:formula="of:=ATAN([.B5])" office:value-type="float" office:value="0.124354994546761" calcext:value-type="float">
            <text:p>0.1243549945</text:p>
          </table:table-cell>
          <table:table-cell office:value-type="string" calcext:value-type="string">
            <text:p>0000 0000 0000 0000 000111111101010110111010</text:p>
          </table:table-cell>
          <table:table-cell table:formula="of:=[.C5]*180/3.14159265359" office:value-type="float" office:value="7.12501634890133" calcext:value-type="float">
            <text:p>7.1250163489</text:p>
          </table:table-cell>
          <table:table-cell office:value-type="float" office:value="7.19963" calcext:value-type="float">
            <text:p>7.19963</text:p>
          </table:table-cell>
          <table:table-cell table:formula="of:=[.F5]*256" office:value-type="float" office:value="1843.10528" calcext:value-type="float">
            <text:p>1843.10528</text:p>
          </table:table-cell>
          <table:table-cell office:value-type="string" calcext:value-type="string">
            <text:p>0000 0111 0011 0011 0001 1010 1111 0011 1010 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(-[.A6])" office:value-type="float" office:value="0.0625" calcext:value-type="float">
            <text:p>0.0625</text:p>
          </table:table-cell>
          <table:table-cell table:formula="of:=ATAN([.B6])" office:value-type="float" office:value="0.0624188099959574" calcext:value-type="float">
            <text:p>0.06241881</text:p>
          </table:table-cell>
          <table:table-cell office:value-type="string" calcext:value-type="string">
            <text:p>0000 0000 0000 0000 000011111111101010101101</text:p>
          </table:table-cell>
          <table:table-cell table:formula="of:=[.C6]*180/3.14159265359" office:value-type="float" office:value="3.57633437499712" calcext:value-type="float">
            <text:p>3.576334375</text:p>
          </table:table-cell>
          <table:table-cell office:value-type="float" office:value="3.58566" calcext:value-type="float">
            <text:p>3.58566</text:p>
          </table:table-cell>
          <table:table-cell table:formula="of:=[.F6]*256" office:value-type="float" office:value="917.92896" calcext:value-type="float">
            <text:p>917.92896</text:p>
          </table:table-cell>
          <table:table-cell office:value-type="string" calcext:value-type="string">
            <text:p>0000 0011 1001 0101 1110 1101 1101 0000 0101 00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(-[.A7])" office:value-type="float" office:value="0.03125" calcext:value-type="float">
            <text:p>0.03125</text:p>
          </table:table-cell>
          <table:table-cell table:formula="of:=ATAN([.B7])" office:value-type="float" office:value="0.0312398334302683" calcext:value-type="float">
            <text:p>0.0312398334</text:p>
          </table:table-cell>
          <table:table-cell office:value-type="string" calcext:value-type="string">
            <text:p>0000 0000 0000 0000 000001111111111101010101</text:p>
          </table:table-cell>
          <table:table-cell table:formula="of:=[.C7]*180/3.14159265359" office:value-type="float" office:value="1.78991060824595" calcext:value-type="float">
            <text:p>1.7899106082</text:p>
          </table:table-cell>
          <table:table-cell office:value-type="float" office:value="1.79108" calcext:value-type="float">
            <text:p>1.79108</text:p>
          </table:table-cell>
          <table:table-cell table:formula="of:=[.F7]*256" office:value-type="float" office:value="458.51648" calcext:value-type="float">
            <text:p>458.51648</text:p>
          </table:table-cell>
          <table:table-cell office:value-type="string" calcext:value-type="string">
            <text:p>0000 0001 1100 1010 1000 0100 0011 1000 0000 1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(-[.A8])" office:value-type="float" office:value="0.015625" calcext:value-type="float">
            <text:p>0.015625</text:p>
          </table:table-cell>
          <table:table-cell table:formula="of:=ATAN([.B8])" office:value-type="float" office:value="0.0156237286204768" calcext:value-type="float">
            <text:p>0.0156237286</text:p>
          </table:table-cell>
          <table:table-cell office:value-type="string" calcext:value-type="string">
            <text:p>0000 0000 0000 0000 000000111111111111101010</text:p>
          </table:table-cell>
          <table:table-cell table:formula="of:=[.C8]*180/3.14159265359" office:value-type="float" office:value="0.895173710211015" calcext:value-type="float">
            <text:p>0.8951737102</text:p>
          </table:table-cell>
          <table:table-cell office:value-type="float" office:value="0.895319" calcext:value-type="float">
            <text:p>0.895319</text:p>
          </table:table-cell>
          <table:table-cell table:formula="of:=[.F8]*256" office:value-type="float" office:value="229.201664" calcext:value-type="float">
            <text:p>229.201664</text:p>
          </table:table-cell>
          <table:table-cell office:value-type="string" calcext:value-type="string">
            <text:p>0000 0000 1110 0101 0011 0011 1010 0000 0100 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(-[.A9])" office:value-type="float" office:value="0.0078125" calcext:value-type="float">
            <text:p>0.0078125</text:p>
          </table:table-cell>
          <table:table-cell table:formula="of:=ATAN([.B9])" office:value-type="float" office:value="0.00781234106010111" calcext:value-type="float">
            <text:p>0.0078123411</text:p>
          </table:table-cell>
          <table:table-cell office:value-type="string" calcext:value-type="string">
            <text:p>0000 0000 0000 0000 000000011111111111111101</text:p>
          </table:table-cell>
          <table:table-cell table:formula="of:=[.C9]*180/3.14159265359" office:value-type="float" office:value="0.447614170860524" calcext:value-type="float">
            <text:p>0.4476141709</text:p>
          </table:table-cell>
          <table:table-cell office:value-type="float" office:value="0.447632" calcext:value-type="float">
            <text:p>0.447632</text:p>
          </table:table-cell>
          <table:table-cell table:formula="of:=[.F9]*256" office:value-type="float" office:value="114.593792" calcext:value-type="float">
            <text:p>114.593792</text:p>
          </table:table-cell>
          <table:table-cell table:style-name="ce1" office:value-type="string" calcext:value-type="string">
            <text:p>0000 0000 0111 0010 1001 1000 0000 0010 1100 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(-[.A10])" office:value-type="float" office:value="0.00390625" calcext:value-type="float">
            <text:p>0.00390625</text:p>
          </table:table-cell>
          <table:table-cell table:formula="of:=ATAN([.B10])" office:value-type="float" office:value="0.00390623013196697" calcext:value-type="float">
            <text:p>0.0039062301</text:p>
          </table:table-cell>
          <table:table-cell office:value-type="string" calcext:value-type="string">
            <text:p>0000 0000 0000 0000 000000001111111111111111</text:p>
          </table:table-cell>
          <table:table-cell table:formula="of:=[.C10]*180/3.14159265359" office:value-type="float" office:value="0.223810500368523" calcext:value-type="float">
            <text:p>0.2238105004</text:p>
          </table:table-cell>
          <table:table-cell office:value-type="float" office:value="0.223813" calcext:value-type="float">
            <text:p>0.223813</text:p>
          </table:table-cell>
          <table:table-cell table:formula="of:=[.F10]*256" office:value-type="float" office:value="57.296128" calcext:value-type="float">
            <text:p>57.296128</text:p>
          </table:table-cell>
          <table:table-cell office:value-type="string" calcext:value-type="string">
            <text:p>0000 0000 0011 1001 0100 1011 1100 1111 0000 10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(-[.A11])" office:value-type="float" office:value="0.001953125" calcext:value-type="float">
            <text:p>0.001953125</text:p>
          </table:table-cell>
          <table:table-cell table:formula="of:=ATAN([.B11])" office:value-type="float" office:value="0.00195312251647882" calcext:value-type="float">
            <text:p>0.0019531225</text:p>
          </table:table-cell>
          <table:table-cell office:value-type="string" calcext:value-type="string">
            <text:p>0000 0000 0000 0000 000000001000000000000000</text:p>
          </table:table-cell>
          <table:table-cell table:formula="of:=[.C11]*180/3.14159265359" office:value-type="float" office:value="0.1119056770662" calcext:value-type="float">
            <text:p>0.1119056771</text:p>
          </table:table-cell>
          <table:table-cell office:value-type="float" office:value="0.111906" calcext:value-type="float">
            <text:p>0.111906</text:p>
          </table:table-cell>
          <table:table-cell table:formula="of:=[.F11]*256" office:value-type="float" office:value="28.647936" calcext:value-type="float">
            <text:p>28.647936</text:p>
          </table:table-cell>
          <table:table-cell office:value-type="string" calcext:value-type="string">
            <text:p>0000 0000 0001 1100 1010 0101 1101 1111 0010 00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(-[.A12])" office:value-type="float" office:value="0.0009765625" calcext:value-type="float">
            <text:p>0.0009765625</text:p>
          </table:table-cell>
          <table:table-cell table:formula="of:=ATAN([.B12])" office:value-type="float" office:value="0.000976562189559319" calcext:value-type="float">
            <text:p>0.0009765622</text:p>
          </table:table-cell>
          <table:table-cell office:value-type="string" calcext:value-type="string">
            <text:p>0000 0000 0000 0000 000000000011111111111111</text:p>
          </table:table-cell>
          <table:table-cell table:formula="of:=[.C12]*180/3.14159265359" office:value-type="float" office:value="0.0559528918938" calcext:value-type="float">
            <text:p>0.0559528919</text:p>
          </table:table-cell>
          <table:table-cell office:value-type="float" office:value="0.05595293" calcext:value-type="float">
            <text:p>0.05595293</text:p>
          </table:table-cell>
          <table:table-cell table:formula="of:=[.F12]*256" office:value-type="float" office:value="14.32395008" calcext:value-type="float">
            <text:p>14.32395008</text:p>
          </table:table-cell>
          <table:table-cell office:value-type="string" calcext:value-type="string">
            <text:p>0000 0000 0000 1110 0101 0010 1110 1110 0110 0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(-[.A13])" office:value-type="float" office:value="0.00048828125" calcext:value-type="float">
            <text:p>0.0004882813</text:p>
          </table:table-cell>
          <table:table-cell table:formula="of:=ATAN([.B13])" office:value-type="float" office:value="0.000488281211194898" calcext:value-type="float">
            <text:p>0.0004882812</text:p>
          </table:table-cell>
          <table:table-cell office:value-type="string" calcext:value-type="string">
            <text:p>0000 0000 0000 0000 000000000010000000000000</text:p>
          </table:table-cell>
          <table:table-cell table:formula="of:=[.C13]*180/3.14159265359" office:value-type="float" office:value="0.0279764526170018" calcext:value-type="float">
            <text:p>0.0279764526</text:p>
          </table:table-cell>
          <table:table-cell office:value-type="float" office:value="0.02797646" calcext:value-type="float">
            <text:p>0.02797646</text:p>
          </table:table-cell>
          <table:table-cell table:formula="of:=[.F13]*256" office:value-type="float" office:value="7.16197376" calcext:value-type="float">
            <text:p>7.16197376</text:p>
          </table:table-cell>
          <table:table-cell office:value-type="string" calcext:value-type="string">
            <text:p>0000 0000 0000 0111 0010 1001 0111 0111 0001 1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(-[.A14])" office:value-type="float" office:value="0.000244140625" calcext:value-type="float">
            <text:p>0.0002441406</text:p>
          </table:table-cell>
          <table:table-cell table:formula="of:=ATAN([.B14])" office:value-type="float" office:value="0.000244140620149362" calcext:value-type="float">
            <text:p>0.0002441406</text:p>
          </table:table-cell>
          <table:table-cell office:value-type="string" calcext:value-type="string">
            <text:p>0000 0000 0000 0000 000000000000111111111111</text:p>
          </table:table-cell>
          <table:table-cell table:formula="of:=[.C14]*180/3.14159265359" office:value-type="float" office:value="0.0139882271422641" calcext:value-type="float">
            <text:p>0.0139882271</text:p>
          </table:table-cell>
          <table:table-cell office:value-type="float" office:value="0.01398823" calcext:value-type="float">
            <text:p>0.01398823</text:p>
          </table:table-cell>
          <table:table-cell table:formula="of:=[.F14]*256" office:value-type="float" office:value="3.58098688" calcext:value-type="float">
            <text:p>3.58098688</text:p>
          </table:table-cell>
          <table:table-cell office:value-type="string" calcext:value-type="string">
            <text:p>0000 0000 0000 0011 1001 0100 1011 1011 1000 11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(-[.A15])" office:value-type="float" office:value="0.0001220703125" calcext:value-type="float">
            <text:p>0.0001220703</text:p>
          </table:table-cell>
          <table:table-cell table:formula="of:=ATAN([.B15])" office:value-type="float" office:value="0.00012207031189367" calcext:value-type="float">
            <text:p>0.0001220703</text:p>
          </table:table-cell>
          <table:table-cell office:value-type="string" calcext:value-type="string">
            <text:p>0000 0000 0000 0000 000000000000011111111111</text:p>
          </table:table-cell>
          <table:table-cell table:formula="of:=[.C15]*180/3.14159265359" office:value-type="float" office:value="0.00699411367535246" calcext:value-type="float">
            <text:p>0.0069941137</text:p>
          </table:table-cell>
          <table:table-cell/>
          <table:table-cell table:formula="of:=[.F15]*25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(-[.A16])" office:value-type="float" office:value="0.00006103515625" calcext:value-type="float">
            <text:p>6.103515625E-005</text:p>
          </table:table-cell>
          <table:table-cell table:formula="of:=ATAN([.B16])" office:value-type="float" office:value="0.0000610351561742088" calcext:value-type="float">
            <text:p>6.10351561742088E-005</text:p>
          </table:table-cell>
          <table:table-cell office:value-type="string" calcext:value-type="string">
            <text:p>0000 0000 0000 0000 000000000000010000000000</text:p>
          </table:table-cell>
          <table:table-cell table:formula="of:=[.C16]*180/3.14159265359" office:value-type="float" office:value="0.00349705685070378" calcext:value-type="float">
            <text:p>0.0034970569</text:p>
          </table:table-cell>
          <table:table-cell/>
          <table:table-cell table:formula="of:=[.F16]*25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(-[.A17])" office:value-type="float" office:value="0.000030517578125" calcext:value-type="float">
            <text:p>3.0517578125E-005</text:p>
          </table:table-cell>
          <table:table-cell table:formula="of:=ATAN([.B17])" office:value-type="float" office:value="0.0000305175781155261" calcext:value-type="float">
            <text:p>3.05175781155261E-005</text:p>
          </table:table-cell>
          <table:table-cell office:value-type="string" calcext:value-type="string">
            <text:p>0000 0000 0000 0000 000000000000001000000000</text:p>
          </table:table-cell>
          <table:table-cell table:formula="of:=[.C17]*180/3.14159265359" office:value-type="float" office:value="0.00174852842698033" calcext:value-type="float">
            <text:p>0.0017485284</text:p>
          </table:table-cell>
          <table:table-cell/>
          <table:table-cell table:formula="of:=[.F17]*25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(-[.A18])" office:value-type="float" office:value="0.0000152587890625" calcext:value-type="float">
            <text:p>1.52587890625E-005</text:p>
          </table:table-cell>
          <table:table-cell table:formula="of:=ATAN([.B18])" office:value-type="float" office:value="0.0000152587890613158" calcext:value-type="float">
            <text:p>1.52587890613158E-005</text:p>
          </table:table-cell>
          <table:table-cell office:value-type="string" calcext:value-type="string">
            <text:p>0000 0000 0000 0000 000000000000000100000000</text:p>
          </table:table-cell>
          <table:table-cell table:formula="of:=[.C18]*180/3.14159265359" office:value-type="float" office:value="0.000874264213693723" calcext:value-type="float">
            <text:p>0.0008742642</text:p>
          </table:table-cell>
          <table:table-cell/>
          <table:table-cell table:formula="of:=[.F18]*256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7:18:13.490880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6:22:26.302052654</meta:creation-date>
    <dc:date>2016-06-09T17:45:35.243161482</dc:date>
    <meta:editing-duration>PT13M13S</meta:editing-duration>
    <meta:editing-cycles>6</meta:editing-cycles>
    <meta:generator>LibreOffice/4.2.8.2$Linux_X86_64 LibreOffice_project/420m0$Build-2</meta:generator>
    <meta:document-statistic meta:table-count="1" meta:cell-count="135" meta:object-count="0"/>
  </office:meta>
</office:document-meta>
</file>